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1" style:family="paragraph" style:parent-style-name="Azione_20_attore" style:list-style-name="Numerazione_20_UC">
      <style:paragraph-properties>
        <style:tab-stops/>
      </style:paragraph-properties>
      <style:text-properties officeooo:rsid="001bdb2c" officeooo:paragraph-rsid="00211119"/>
    </style:style>
    <style:style style:name="P12" style:family="paragraph" style:parent-style-name="Azione_20_attore" style:list-style-name="Numerazione_20_UC">
      <style:text-properties officeooo:rsid="0015e382" officeooo:paragraph-rsid="00211119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sistema">
      <style:text-properties officeooo:rsid="0015e382" officeooo:paragraph-rsid="0015e382"/>
    </style:style>
    <style:style style:name="P15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16" style:family="paragraph" style:parent-style-name="Default" style:list-style-name="">
      <style:paragraph-properties style:text-autospace="none"/>
    </style:style>
    <style:style style:name="P17" style:family="paragraph" style:parent-style-name="Default">
      <style:text-properties fo:color="#000000" style:font-name="Times New Roman1" fo:font-size="11.5pt" fo:font-style="normal" officeooo:rsid="0011cc2b" officeooo:paragraph-rsid="0011cc2b" style:font-name-asian="Times New Roman1" style:font-size-asian="11.5pt" style:font-style-asian="normal" style:font-name-complex="Times New Roman1" style:font-size-complex="11.5pt" style:font-style-complex="normal"/>
    </style:style>
    <style:style style:name="P18" style:family="paragraph" style:parent-style-name="Default" style:list-style-name="">
      <style:paragraph-properties style:text-autospace="none"/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P19" style:family="paragraph" style:parent-style-name="Default">
      <style:text-properties fo:font-size="12pt" officeooo:rsid="000cf989" officeooo:paragraph-rsid="0021668b" style:font-size-asian="12pt" style:font-size-complex="12pt"/>
    </style:style>
    <style:style style:name="P20" style:family="paragraph" style:parent-style-name="Default" style:list-style-name="">
      <style:paragraph-properties fo:margin-left="1.251cm" fo:margin-right="0cm" fo:text-indent="0cm" style:auto-text-indent="false" style:text-autospace="none"/>
      <style:text-properties fo:font-size="12pt" style:font-size-asian="12pt" style:font-size-complex="12pt"/>
    </style:style>
    <style:style style:name="T1" style:family="text">
      <style:text-properties fo:font-weight="bold" officeooo:rsid="001e38e2" style:font-weight-asian="bold" style:font-weight-complex="bold"/>
    </style:style>
    <style:style style:name="T2" style:family="text">
      <style:text-properties officeooo:rsid="000ad213"/>
    </style:style>
    <style:style style:name="T3" style:family="text">
      <style:text-properties officeooo:rsid="0014a617"/>
    </style:style>
    <style:style style:name="T4" style:family="text">
      <style:text-properties officeooo:rsid="00185656"/>
    </style:style>
    <style:style style:name="T5" style:family="text">
      <style:text-properties officeooo:rsid="001a4f08"/>
    </style:style>
    <style:style style:name="T6" style:family="text">
      <style:text-properties officeooo:rsid="001bdb2c"/>
    </style:style>
    <style:style style:name="T7" style:family="text">
      <style:text-properties officeooo:rsid="001e38e2"/>
    </style:style>
    <style:style style:name="T8" style:family="text">
      <style:text-properties officeooo:rsid="002021c4"/>
    </style:style>
    <style:style style:name="T9" style:family="text">
      <style:text-properties fo:font-style="normal" officeooo:rsid="0011cc2b" style:font-style-asian="normal" style:font-style-complex="normal"/>
    </style:style>
    <style:style style:name="T10" style:family="text">
      <style:text-properties fo:font-style="normal" officeooo:rsid="001a4f08" style:font-style-asian="normal" style:font-style-complex="normal"/>
    </style:style>
    <style:style style:name="T11" style:family="text">
      <style:text-properties officeooo:rsid="00211119"/>
    </style:style>
    <style:style style:name="T12" style:family="text">
      <style:text-properties officeooo:rsid="0025720b"/>
    </style:style>
    <style:style style:name="T13" style:family="text">
      <style:text-properties officeooo:rsid="0010332d"/>
    </style:style>
    <style:style style:name="T14" style:family="text">
      <style:text-properties officeooo:rsid="00290439"/>
    </style:style>
    <style:style style:name="T15" style:family="text">
      <style:text-properties officeooo:rsid="0015e382"/>
    </style:style>
    <style:style style:name="T16" style:family="text">
      <style:text-properties officeooo:rsid="0027638a"/>
    </style:style>
    <style:style style:name="T17" style:family="text">
      <style:text-properties officeooo:rsid="002302ec"/>
    </style:style>
    <style:style style:name="T18" style:family="text">
      <style:text-properties officeooo:rsid="0024b5dc"/>
    </style:style>
    <style:style style:name="T19" style:family="text">
      <style:text-properties officeooo:rsid="0024fb4d"/>
    </style:style>
    <style:style style:name="T20" style:family="text">
      <style:text-properties officeooo:rsid="0026ab48"/>
    </style:style>
    <style:style style:name="T21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22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23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24" style:family="text"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25" style:family="text">
      <style:text-properties fo:color="#000000" style:text-line-through-style="none" style:font-name="Times New Roman2" fo:font-size="11.5pt" style:text-underline-style="none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26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7" style:family="text">
      <style:text-properties fo:color="#000000" style:font-name="Times New Roman1" fo:font-size="11.5pt" officeooo:rsid="00290439" style:font-name-asian="Times New Roman1" style:font-size-asian="11.5pt" style:font-name-complex="Times New Roman1" style:font-size-complex="11.5pt"/>
    </style:style>
    <style:style style:name="T28" style:family="text">
      <style:text-properties fo:color="#000000" style:font-name="Times New Roman1" style:font-name-asian="Times New Roman1" style:font-name-complex="Times New Roman1"/>
    </style:style>
    <style:style style:name="T29" style:family="text">
      <style:text-properties fo:color="#000000" style:font-name="Times New Roman1" officeooo:rsid="00290439" style:font-name-asian="Times New Roman1" style:font-name-complex="Times New Roman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Educatore </text:span><text:span text:style-name="T6">Modifica</text:span><text:span text:style-name="T3"> </text:span><text:span text:style-name="T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7"><text:span text:style-name="T7">L'utente accede al sistema e viene riconosciuto come Educatore Didattico</text:span></text:p>
            <text:p text:style-name="P16"><text:span text:style-name="T21">L'utente visualizza lo storico (Include V</text:span><text:span text:style-name="T25">isualizza Storico Registro</text:span><text:span text:style-name="T2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00945" text:style-name="Numerazione_20_UC">
              <text:list-header>
                <text:p text:style-name="P10"/>
              </text:list-header>
              <text:list-item text:start-value="1">
                <text:p text:style-name="P11">L'<text:span text:style-name="T9"> </text:span><text:span text:style-name="T10">Educatore Didattico</text:span> seleziona la funzionalità modifica relativa all'attività da modificare</text:p>
              </text:list-item>
              <text:list-item>
                <text:p text:style-name="P15">Il sistema mostra la finestra con l'attività da modificare</text:p>
              </text:list-item>
              <text:list-item>
                <text:p text:style-name="P11">L<text:span text:style-name="T11">'</text:span><text:span text:style-name="T9"> </text:span><text:span text:style-name="T10">Educatore Didattico </text:span>modifica i campi </text:p>
              </text:list-item>
              <text:list-item>
                <text:p text:style-name="P12">L'<text:span text:style-name="T9"> </text:span><text:span text:style-name="T10">Educatore Didattico</text:span> sottomette <text:span text:style-name="T5">l'attività</text:span></text:p>
              </text:list-item>
              <text:list-item>
                <text:p text:style-name="P14">Il sistema memorizza <text:span text:style-name="T5">l'attività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9"><text:span text:style-name="T29">L'educatore didattico ha inserito l'attività correttamente, ha confermato l' operazione e il sistema ha aggiornato l'elenco dei questionari.</text:span></text:p>
            <text:p text:style-name="P16"><text:span text:style-name="T24">L'educatore didattico ha annullato l' operazione e il sistema non ha aggiornato l'elenco de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p text:style-name="P20"><text:span text:style-name="T28">I. Nel caso di un errore utente, il sistema mostra all’utente un messaggio di errore che ne indica la causa.</text:span></text:p>
            <text:p text:style-name="P18"/>
            <text:list xml:id="list39387032" text:style-name="L1">
              <text:list-header>
                <text:p text:style-name="P9"><text:span text:style-name="T2"/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  <text:p text:style-name="P5"><text:span text:style-name="T4">UC_H_</text:span><text:span text:style-name="T5">5</text:span><text:span text:style-name="T6">6</text:span><text:span text:style-name="T4">_</text:span><text:span text:style-name="T8">educatore_</text:span><text:span text:style-name="T6">modifica</text:span><text:span text:style-name="T4">_</text:span><text:span text:style-name="T5">attività_registro</text:span><text:span text:style-name="T4">: </text:span><text:span text:style-name="T8">Educatore </text:span><text:span text:style-name="T6">Modifica</text:span><text:span text:style-name="T3"> </text:span><text:span text:style-name="T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7S</meta:editing-duration>
    <meta:editing-cycles>29</meta:editing-cycles>
    <meta:generator>LibreOffice/3.6$Windows_x86 LibreOffice_project/da8c1e6-fd468f4-454e206-f42a4a9-143cfd</meta:generator>
    <dc:date>2012-11-22T19:28:40.93</dc:date>
    <meta:document-statistic meta:table-count="1" meta:image-count="0" meta:object-count="0" meta:page-count="1" meta:paragraph-count="23" meta:word-count="144" meta:character-count="1052" meta:non-whitespace-character-count="935"/>
  </office:meta>
</office:document-meta>
</file>